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right" fo:break-before="auto" fo:line-height="115%" style:writing-mode="lr-tb"/>
    </style:style>
    <style:style style:name="P5" style:family="paragraph" style:parent-style-name="Standard">
      <style:paragraph-properties fo:break-before="auto" fo:text-indent="1.429cm" fo:line-height="115%" fo:margin-lef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P6" style:family="paragraph" style:parent-style-name="Standard">
      <style:paragraph-properties fo:break-before="auto" fo:text-indent="1.429cm" fo:line-height="115%" fo:margin-lef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P7" style:family="paragraph" style:parent-style-name="Standard">
      <style:paragraph-properties fo:break-before="auto" fo:text-indent="1.429cm" fo:line-height="115%" fo:margin-lef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T7_275" style:family="text"/>
    <style:style style:name="T7_276" style:family="text"/>
    <style:style style:name="T7_277" style:family="text"/>
    <style:style style:name="T7_278" style:family="text"/>
    <style:style style:name="T7_279" style:family="text"/>
    <style:style style:name="T7_280" style:family="text"/>
    <style:style style:name="T7_281" style:family="text"/>
    <style:style style:name="T7_282" style:family="text"/>
    <style:style style:name="T7_283" style:family="text"/>
    <style:style style:name="T7_284" style:family="text"/>
    <style:style style:name="T7_285" style:family="text"/>
    <style:style style:name="T7_286" style:family="text"/>
    <style:style style:name="T7_287" style:family="text"/>
    <style:style style:name="T7_288" style:family="text"/>
    <style:style style:name="T7_289" style:family="text"/>
    <style:style style:name="T7_290" style:family="text"/>
    <style:style style:name="T7_291" style:family="text"/>
    <style:style style:name="T7_292" style:family="text"/>
    <style:style style:name="T7_293" style:family="text"/>
    <style:style style:name="T7_294" style:family="text"/>
    <style:style style:name="T7_295" style:family="text"/>
    <style:style style:name="T7_296" style:family="text"/>
    <style:style style:name="T7_297" style:family="text"/>
    <style:style style:name="T7_298" style:family="text"/>
    <style:style style:name="T7_299" style:family="text"/>
    <style:style style:name="T7_300" style:family="text"/>
    <style:style style:name="T7_301" style:family="text"/>
    <style:style style:name="T7_302" style:family="text"/>
    <style:style style:name="T7_303" style:family="text"/>
    <style:style style:name="T7_304" style:family="text"/>
    <style:style style:name="T7_305" style:family="text"/>
    <style:style style:name="T7_306" style:family="text"/>
    <style:style style:name="T7_307" style:family="text"/>
    <style:style style:name="T7_308" style:family="text"/>
    <style:style style:name="T7_309" style:family="text"/>
    <style:style style:name="T7_310" style:family="text"/>
    <style:style style:name="T7_311" style:family="text"/>
    <style:style style:name="T7_312" style:family="text"/>
    <style:style style:name="T7_313" style:family="text"/>
    <style:style style:name="T7_314" style:family="text"/>
    <style:style style:name="T7_315" style:family="text"/>
    <style:style style:name="T7_316" style:family="text"/>
    <style:style style:name="T7_317" style:family="text"/>
    <style:style style:name="T7_318" style:family="text"/>
    <style:style style:name="T7_319" style:family="text"/>
    <style:style style:name="T7_320" style:family="text"/>
    <style:style style:name="T7_321" style:family="text"/>
    <style:style style:name="T7_322" style:family="text"/>
    <style:style style:name="T7_323" style:family="text"/>
    <style:style style:name="T7_324" style:family="text"/>
    <style:style style:name="T7_325" style:family="text"/>
    <style:style style:name="T7_326" style:family="text"/>
    <style:style style:name="T7_327" style:family="text"/>
    <style:style style:name="T7_328" style:family="text"/>
    <style:style style:name="T7_329" style:family="text"/>
    <style:style style:name="T7_330" style:family="text"/>
    <style:style style:name="T7_331" style:family="text"/>
    <style:style style:name="T7_332" style:family="text"/>
    <style:style style:name="T7_333" style:family="text"/>
    <style:style style:name="T7_334" style:family="text"/>
    <style:style style:name="P8" style:family="paragraph" style:parent-style-name="Standard">
      <style:paragraph-properties fo:break-before="auto" fo:text-indent="1.429cm" fo:line-height="115%" fo:margin-lef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T8_233" style:family="text"/>
    <style:style style:name="T8_234" style:family="text"/>
    <style:style style:name="T8_235" style:family="text"/>
    <style:style style:name="T8_236" style:family="text"/>
    <style:style style:name="T8_237" style:family="text"/>
    <style:style style:name="T8_238" style:family="text"/>
    <style:style style:name="T8_239" style:family="text"/>
    <style:style style:name="T8_240" style:family="text"/>
    <style:style style:name="T8_241" style:family="text"/>
    <style:style style:name="T8_242" style:family="text"/>
    <style:style style:name="T8_243" style:family="text"/>
    <style:style style:name="T8_244" style:family="text"/>
    <style:style style:name="T8_245" style:family="text"/>
    <style:style style:name="T8_246" style:family="text"/>
    <style:style style:name="T8_247" style:family="text"/>
    <style:style style:name="T8_248" style:family="text"/>
    <style:style style:name="T8_249" style:family="text"/>
    <style:style style:name="T8_250" style:family="text"/>
    <style:style style:name="T8_251" style:family="text"/>
    <style:style style:name="T8_252" style:family="text"/>
    <style:style style:name="T8_253" style:family="text"/>
    <style:style style:name="T8_254" style:family="text"/>
    <style:style style:name="T8_255" style:family="text"/>
    <style:style style:name="T8_256" style:family="text"/>
    <style:style style:name="T8_257" style:family="text"/>
    <style:style style:name="T8_258" style:family="text"/>
    <style:style style:name="T8_259" style:family="text"/>
    <style:style style:name="T8_260" style:family="text"/>
    <style:style style:name="T8_261" style:family="text"/>
    <style:style style:name="T8_262" style:family="text"/>
    <style:style style:name="T8_263" style:family="text"/>
    <style:style style:name="T8_264" style:family="text"/>
    <style:style style:name="T8_265" style:family="text"/>
    <style:style style:name="T8_266" style:family="text"/>
    <style:style style:name="T8_267" style:family="text"/>
    <style:style style:name="T8_268" style:family="text"/>
    <style:style style:name="T8_269" style:family="text"/>
    <style:style style:name="T8_270" style:family="text"/>
    <style:style style:name="T8_271" style:family="text"/>
    <style:style style:name="T8_272" style:family="text"/>
    <style:style style:name="T8_273" style:family="text"/>
    <style:style style:name="T8_274" style:family="text"/>
    <style:style style:name="T8_275" style:family="text"/>
    <style:style style:name="T8_276" style:family="text"/>
    <style:style style:name="T8_277" style:family="text"/>
    <style:style style:name="T8_278" style:family="text"/>
    <style:style style:name="T8_279" style:family="text"/>
    <style:style style:name="T8_280" style:family="text"/>
    <style:style style:name="T8_281" style:family="text"/>
    <style:style style:name="T8_282" style:family="text"/>
    <style:style style:name="T8_283" style:family="text"/>
    <style:style style:name="T8_284" style:family="text"/>
    <style:style style:name="T8_285" style:family="text"/>
    <style:style style:name="T8_286" style:family="text"/>
    <style:style style:name="T8_287" style:family="text"/>
    <style:style style:name="T8_288" style:family="text"/>
    <style:style style:name="T8_289" style:family="text"/>
    <style:style style:name="T8_290" style:family="text"/>
    <style:style style:name="T8_291" style:family="text"/>
    <style:style style:name="T8_292" style:family="text"/>
    <style:style style:name="T8_293" style:family="text"/>
    <style:style style:name="T8_294" style:family="text"/>
    <style:style style:name="T8_295" style:family="text"/>
    <style:style style:name="T8_296" style:family="text"/>
    <style:style style:name="T8_297" style:family="text"/>
    <style:style style:name="T8_298" style:family="text"/>
    <style:style style:name="T8_299" style:family="text"/>
    <style:style style:name="T8_300" style:family="text"/>
    <style:style style:name="T8_301" style:family="text"/>
    <style:style style:name="T8_302" style:family="text"/>
    <style:style style:name="T8_303" style:family="text"/>
    <style:style style:name="T8_304" style:family="text"/>
    <style:style style:name="T8_305" style:family="text"/>
    <style:style style:name="T8_306" style:family="text"/>
    <style:style style:name="T8_307" style:family="text"/>
    <style:style style:name="T8_308" style:family="text"/>
    <style:style style:name="T8_309" style:family="text"/>
    <style:style style:name="T8_310" style:family="text"/>
    <style:style style:name="T8_311" style:family="text"/>
    <style:style style:name="T8_312" style:family="text"/>
    <style:style style:name="T8_313" style:family="text"/>
    <style:style style:name="T8_314" style:family="text"/>
    <style:style style:name="T8_315" style:family="text"/>
    <style:style style:name="T8_316" style:family="text"/>
    <style:style style:name="T8_317" style:family="text"/>
    <style:style style:name="T8_318" style:family="text"/>
    <style:style style:name="T8_319" style:family="text"/>
    <style:style style:name="T8_320" style:family="text"/>
    <style:style style:name="T8_321" style:family="text"/>
    <style:style style:name="T8_322" style:family="text"/>
    <style:style style:name="T8_323" style:family="text"/>
    <style:style style:name="T8_324" style:family="text"/>
    <style:style style:name="T8_325" style:family="text"/>
    <style:style style:name="T8_326" style:family="text"/>
    <style:style style:name="T8_327" style:family="text"/>
    <style:style style:name="T8_328" style:family="text"/>
    <style:style style:name="T8_329" style:family="text"/>
    <style:style style:name="T8_330" style:family="text"/>
    <style:style style:name="T8_331" style:family="text"/>
    <style:style style:name="T8_332" style:family="text"/>
    <style:style style:name="T8_333" style:family="text"/>
    <style:style style:name="T8_334" style:family="text"/>
    <style:style style:name="T8_335" style:family="text"/>
    <style:style style:name="T8_336" style:family="text"/>
    <style:style style:name="T8_337" style:family="text"/>
    <style:style style:name="T8_338" style:family="text"/>
    <style:style style:name="T8_339" style:family="text"/>
    <style:style style:name="T8_340" style:family="text"/>
    <style:style style:name="T8_341" style:family="text"/>
    <style:style style:name="T8_342" style:family="text"/>
    <style:style style:name="T8_343" style:family="text"/>
    <style:style style:name="T8_344" style:family="text"/>
    <style:style style:name="T8_345" style:family="text"/>
    <style:style style:name="T8_346" style:family="text"/>
    <style:style style:name="T8_347" style:family="text"/>
    <style:style style:name="T8_348" style:family="text"/>
    <style:style style:name="T8_349" style:family="text"/>
    <style:style style:name="T8_350" style:family="text"/>
    <style:style style:name="T8_351" style:family="text"/>
    <style:style style:name="T8_352" style:family="text"/>
    <style:style style:name="T8_353" style:family="text"/>
    <style:style style:name="T8_354" style:family="text"/>
    <style:style style:name="T8_355" style:family="text"/>
    <style:style style:name="T8_356" style:family="text"/>
    <style:style style:name="T8_357" style:family="text"/>
    <style:style style:name="T8_358" style:family="text"/>
    <style:style style:name="T8_359" style:family="text"/>
    <style:style style:name="T8_360" style:family="text"/>
    <style:style style:name="T8_361" style:family="text"/>
    <style:style style:name="T8_362" style:family="text"/>
    <style:style style:name="T8_363" style:family="text"/>
    <style:style style:name="T8_364" style:family="text"/>
    <style:style style:name="T8_365" style:family="text"/>
    <style:style style:name="T8_366" style:family="text"/>
    <style:style style:name="T8_367" style:family="text"/>
    <style:style style:name="T8_368" style:family="text"/>
    <style:style style:name="T8_369" style:family="text"/>
    <style:style style:name="T8_370" style:family="text"/>
    <style:style style:name="T8_371" style:family="text"/>
    <style:style style:name="T8_372" style:family="text"/>
    <style:style style:name="T8_373" style:family="text"/>
    <style:style style:name="T8_374" style:family="text"/>
    <style:style style:name="T8_375" style:family="text"/>
    <style:style style:name="T8_376" style:family="text"/>
    <style:style style:name="T8_377" style:family="text"/>
    <style:style style:name="T8_378" style:family="text"/>
    <style:style style:name="T8_379" style:family="text"/>
    <style:style style:name="T8_380" style:family="text"/>
    <style:style style:name="T8_381" style:family="text"/>
    <style:style style:name="T8_382" style:family="text"/>
    <style:style style:name="T8_383" style:family="text"/>
    <style:style style:name="T8_384" style:family="text"/>
    <style:style style:name="T8_385" style:family="text"/>
    <style:style style:name="T8_386" style:family="text"/>
    <style:style style:name="T8_387" style:family="text"/>
    <style:style style:name="T8_388" style:family="text"/>
    <style:style style:name="T8_389" style:family="text"/>
    <style:style style:name="T8_390" style:family="text"/>
    <style:style style:name="T8_391" style:family="text"/>
    <style:style style:name="T8_392" style:family="text"/>
    <style:style style:name="T8_393" style:family="text"/>
    <style:style style:name="T8_394" style:family="text"/>
    <style:style style:name="T8_395" style:family="text"/>
    <style:style style:name="T8_396" style:family="text"/>
    <style:style style:name="T8_397" style:family="text"/>
    <style:style style:name="T8_398" style:family="text"/>
  </office:automatic-styles>
  <office:body>
    <office:text>
      <text:p text:style-name="P1"><text:span text:style-name="T1_1">Garrett</text:span><text:span text:style-name="T1_2"><text:s/></text:span><text:span text:style-name="T1_3">Fleischer</text:span></text:p>
      <text:p text:style-name="P2"><text:span text:style-name="T2_1">Jose</text:span><text:span text:style-name="T2_2"><text:s/></text:span><text:span text:style-name="T2_3">Moreno</text:span></text:p>
      <text:p text:style-name="P3"><text:span text:style-name="T3_1">Eiffel</text:span><text:span text:style-name="T3_2"><text:s/></text:span><text:span text:style-name="T3_3">Report</text:span></text:p>
      <text:p text:style-name="P4"/>
      <text:p text:style-name="P5"><text:span text:style-name="T5_1">Eiffel</text:span><text:span text:style-name="T5_2"><text:s/></text:span><text:span text:style-name="T5_3">had</text:span><text:span text:style-name="T5_4"><text:s/></text:span><text:span text:style-name="T5_5">it</text:span><text:span text:style-name="T5_6">’</text:span><text:span text:style-name="T5_7">s</text:span><text:span text:style-name="T5_8"><text:s/></text:span><text:span text:style-name="T5_9">initial</text:span><text:span text:style-name="T5_10"><text:s/></text:span><text:span text:style-name="T5_11">release</text:span><text:span text:style-name="T5_12"><text:s/></text:span><text:span text:style-name="T5_13">in</text:span><text:span text:style-name="T5_14"><text:s/>1986.<text:s/></text:span><text:span text:style-name="T5_15">It</text:span><text:span text:style-name="T5_16"><text:s/></text:span><text:span text:style-name="T5_17">was</text:span><text:span text:style-name="T5_18"><text:s/></text:span><text:span text:style-name="T5_19">developed</text:span><text:span text:style-name="T5_20"><text:s/></text:span><text:span text:style-name="T5_21">by</text:span><text:span text:style-name="T5_22"><text:s/></text:span><text:span text:style-name="T5_23">Eiffel</text:span><text:span text:style-name="T5_24"><text:s/></text:span><text:span text:style-name="T5_25">Software</text:span><text:span text:style-name="T5_26">,<text:s/></text:span><text:span text:style-name="T5_27">designed</text:span><text:span text:style-name="T5_28"><text:s/></text:span><text:span text:style-name="T5_29">by</text:span><text:span text:style-name="T5_30"><text:s/></text:span><text:span text:style-name="T5_31">Bertrand</text:span><text:span text:style-name="T5_32"><text:s/></text:span><text:span text:style-name="T5_33">Meyer</text:span><text:span text:style-name="T5_34">,<text:s/></text:span><text:span text:style-name="T5_35">with</text:span><text:span text:style-name="T5_36"><text:s/></text:span><text:span text:style-name="T5_37">the</text:span><text:span text:style-name="T5_38"><text:s/></text:span><text:span text:style-name="T5_39">intention</text:span><text:span text:style-name="T5_40"><text:s/></text:span><text:span text:style-name="T5_41">of</text:span><text:span text:style-name="T5_42"><text:s/></text:span><text:span text:style-name="T5_43">creating</text:span><text:span text:style-name="T5_44"><text:s/></text:span><text:span text:style-name="T5_45">language</text:span><text:span text:style-name="T5_46"><text:s/></text:span><text:span text:style-name="T5_47">based</text:span><text:span text:style-name="T5_48"><text:s/></text:span><text:span text:style-name="T5_49">support</text:span><text:span text:style-name="T5_50"><text:s/></text:span><text:span text:style-name="T5_51">for</text:span><text:span text:style-name="T5_52"><text:s/></text:span><text:span text:style-name="T5_53">secure</text:span><text:span text:style-name="T5_54"><text:s/></text:span><text:span text:style-name="T5_55">and</text:span><text:span text:style-name="T5_56"><text:s/></text:span><text:span text:style-name="T5_57">maintainable</text:span><text:span text:style-name="T5_58"><text:s/></text:span><text:span text:style-name="T5_59">code</text:span><text:span text:style-name="T5_60">.<text:s/></text:span><text:span text:style-name="T5_61">It</text:span><text:span text:style-name="T5_62"><text:s/></text:span><text:span text:style-name="T5_63">currently</text:span><text:span text:style-name="T5_64"><text:s/></text:span><text:span text:style-name="T5_65">includes</text:span><text:span text:style-name="T5_66"><text:s/></text:span><text:span text:style-name="T5_67">several</text:span><text:span text:style-name="T5_68"><text:s/></text:span><text:span text:style-name="T5_69">implementations</text:span><text:span text:style-name="T5_70"><text:s/></text:span><text:span text:style-name="T5_71">including</text:span><text:span text:style-name="T5_72">:<text:s/></text:span><text:span text:style-name="T5_73">EiffelStudio</text:span><text:span text:style-name="T5_74">,<text:s/></text:span><text:span text:style-name="T5_75">EiffelEnvision</text:span><text:span text:style-name="T5_76">,<text:s/></text:span><text:span text:style-name="T5_77">LibertyEiffel</text:span><text:span text:style-name="T5_78">,<text:s/></text:span><text:span text:style-name="T5_79">and</text:span><text:span text:style-name="T5_80"><text:s/></text:span><text:span text:style-name="T5_81">Visual</text:span><text:span text:style-name="T5_82"><text:s/></text:span><text:span text:style-name="T5_83">Eiffel</text:span><text:span text:style-name="T5_84">.<text:s/></text:span><text:span text:style-name="T5_85">EiffelStudio</text:span><text:span text:style-name="T5_86"><text:s/></text:span><text:span text:style-name="T5_87">is</text:span><text:span text:style-name="T5_88"><text:s/></text:span><text:span text:style-name="T5_89">available</text:span><text:span text:style-name="T5_90"><text:s/></text:span><text:span text:style-name="T5_91">as</text:span><text:span text:style-name="T5_92"><text:s/></text:span><text:span text:style-name="T5_93">open</text:span><text:span text:style-name="T5_94"><text:s/></text:span><text:span text:style-name="T5_95">source</text:span><text:span text:style-name="T5_96"><text:s/></text:span><text:span text:style-name="T5_97">or</text:span><text:span text:style-name="T5_98"><text:s/></text:span><text:span text:style-name="T5_99">commercially</text:span><text:span text:style-name="T5_100"><text:s/></text:span><text:span text:style-name="T5_101">licensed</text:span><text:span text:style-name="T5_102"><text:s/></text:span><text:span text:style-name="T5_103">IDE</text:span><text:span text:style-name="T5_104">.<text:s/></text:span><text:span text:style-name="T5_105">Eiffel</text:span><text:span text:style-name="T5_106"><text:s/></text:span><text:span text:style-name="T5_107">Vision</text:span><text:span text:style-name="T5_108"><text:s/></text:span><text:span text:style-name="T5_109">is</text:span><text:span text:style-name="T5_110"><text:s/></text:span><text:span text:style-name="T5_111">a</text:span><text:span text:style-name="T5_112"><text:s/></text:span><text:span text:style-name="T5_113">plugin</text:span><text:span text:style-name="T5_114"><text:s/></text:span><text:span text:style-name="T5_115">that</text:span><text:span text:style-name="T5_116"><text:s/></text:span><text:span text:style-name="T5_117">provides</text:span><text:span text:style-name="T5_118"><text:s/></text:span><text:span text:style-name="T5_119">Eiffel</text:span><text:span text:style-name="T5_120"><text:s/></text:span><text:span text:style-name="T5_121">support</text:span><text:span text:style-name="T5_122"><text:s/></text:span><text:span text:style-name="T5_123">for</text:span><text:span text:style-name="T5_124"><text:s/></text:span><text:span text:style-name="T5_125">Visual</text:span><text:span text:style-name="T5_126"><text:s/></text:span><text:span text:style-name="T5_127">Studio</text:span><text:span text:style-name="T5_128">.</text:span></text:p>
      <text:p text:style-name="P6"><text:span text:style-name="T6_1">Since</text:span><text:span text:style-name="T6_2"><text:s/></text:span><text:span text:style-name="T6_3">Eiffel</text:span><text:span text:style-name="T6_4"><text:s/></text:span><text:span text:style-name="T6_5">is</text:span><text:span text:style-name="T6_6"><text:s/></text:span><text:span text:style-name="T6_7">intended</text:span><text:span text:style-name="T6_8"><text:s/></text:span><text:span text:style-name="T6_9">for</text:span><text:span text:style-name="T6_10"><text:s/></text:span><text:span text:style-name="T6_11">heavy</text:span><text:span text:style-name="T6_12"><text:s/></text:span><text:span text:style-name="T6_13">use</text:span><text:span text:style-name="T6_14"><text:s/></text:span><text:span text:style-name="T6_15">in</text:span><text:span text:style-name="T6_16"><text:s/></text:span><text:span text:style-name="T6_17">OOP</text:span><text:span text:style-name="T6_18"><text:s/></text:span><text:span text:style-name="T6_19">paradigm</text:span><text:span text:style-name="T6_20"><text:s/></text:span><text:span text:style-name="T6_21">our</text:span><text:span text:style-name="T6_22"><text:s/></text:span><text:span text:style-name="T6_23">project</text:span><text:span text:style-name="T6_24"><text:s/></text:span><text:span text:style-name="T6_25">was</text:span><text:span text:style-name="T6_26"><text:s/></text:span><text:span text:style-name="T6_27">chosen</text:span><text:span text:style-name="T6_28"><text:s/></text:span><text:span text:style-name="T6_29">to</text:span><text:span text:style-name="T6_30"><text:s/></text:span><text:span text:style-name="T6_31">take</text:span><text:span text:style-name="T6_32"><text:s/></text:span><text:span text:style-name="T6_33">advantage</text:span><text:span text:style-name="T6_34"><text:s/></text:span><text:span text:style-name="T6_35">of</text:span><text:span text:style-name="T6_36"><text:s/></text:span><text:span text:style-name="T6_37">polymorphism</text:span><text:span text:style-name="T6_38"><text:s/></text:span><text:span text:style-name="T6_39">and</text:span><text:span text:style-name="T6_40"><text:s/></text:span><text:span text:style-name="T6_41">the</text:span><text:span text:style-name="T6_42"><text:s/></text:span><text:span text:style-name="T6_43">networking</text:span><text:span text:style-name="T6_44"><text:s/></text:span><text:span text:style-name="T6_45">libraries</text:span><text:span text:style-name="T6_46"><text:s/></text:span><text:span text:style-name="T6_47">provided</text:span><text:span text:style-name="T6_48"><text:s/></text:span><text:span text:style-name="T6_49">by</text:span><text:span text:style-name="T6_50"><text:s/></text:span><text:span text:style-name="T6_51">the</text:span><text:span text:style-name="T6_52"><text:s/></text:span><text:span text:style-name="T6_53">Eiffel</text:span><text:span text:style-name="T6_54">.<text:s/></text:span><text:span text:style-name="T6_55">To</text:span><text:span text:style-name="T6_56"><text:s/></text:span><text:span text:style-name="T6_57">this</text:span><text:span text:style-name="T6_58"><text:s/></text:span><text:span text:style-name="T6_59">end</text:span><text:span text:style-name="T6_60"><text:s/></text:span><text:span text:style-name="T6_61">we</text:span><text:span text:style-name="T6_62"><text:s/></text:span><text:span text:style-name="T6_63">are</text:span><text:span text:style-name="T6_64"><text:s/></text:span><text:span text:style-name="T6_65">making</text:span><text:span text:style-name="T6_66"><text:s/></text:span><text:span text:style-name="T6_67">a</text:span><text:span text:style-name="T6_68"><text:s/></text:span><text:span text:style-name="T6_69">multi</text:span><text:span text:style-name="T6_70">-</text:span><text:span text:style-name="T6_71">player</text:span><text:span text:style-name="T6_72"><text:s/></text:span><text:span text:style-name="T6_73">roguelike</text:span><text:span text:style-name="T6_74"><text:s/></text:span><text:span text:style-name="T6_75">game</text:span><text:span text:style-name="T6_76"><text:s/></text:span><text:span text:style-name="T6_77">called</text:span><text:span text:style-name="T6_78"><text:s/></text:span><text:span text:style-name="T6_79">Salvos</text:span><text:span text:style-name="T6_80"><text:s/></text:span><text:span text:style-name="T6_81">Aptissimum</text:span><text:span text:style-name="T6_82">.<text:s/></text:span><text:span text:style-name="T6_83">While</text:span><text:span text:style-name="T6_84"><text:s/></text:span><text:span text:style-name="T6_85">Eiffel</text:span><text:span text:style-name="T6_86"><text:s/></text:span><text:span text:style-name="T6_87">is</text:span><text:span text:style-name="T6_88"><text:s/></text:span><text:span text:style-name="T6_89">statically</text:span><text:span text:style-name="T6_90">,<text:s/></text:span><text:span text:style-name="T6_91">and</text:span><text:span text:style-name="T6_92"><text:s/></text:span><text:span text:style-name="T6_93">strongly</text:span><text:span text:style-name="T6_94"><text:s/></text:span><text:span text:style-name="T6_95">typed</text:span><text:span text:style-name="T6_96"><text:s/></text:span><text:span text:style-name="T6_97">the</text:span><text:span text:style-name="T6_98"><text:s/></text:span><text:span text:style-name="T6_99">fact</text:span><text:span text:style-name="T6_100"><text:s/></text:span><text:span text:style-name="T6_101">that</text:span><text:span text:style-name="T6_102"><text:s/></text:span><text:span text:style-name="T6_103">it</text:span><text:span text:style-name="T6_104"><text:s/></text:span><text:span text:style-name="T6_105">is</text:span><text:span text:style-name="T6_106"><text:s/></text:span><text:span text:style-name="T6_107">object</text:span><text:span text:style-name="T6_108"><text:s/></text:span><text:span text:style-name="T6_109">oriented</text:span><text:span text:style-name="T6_110"><text:s/></text:span><text:span text:style-name="T6_111">allows</text:span><text:span text:style-name="T6_112"><text:s/></text:span><text:span text:style-name="T6_113">us</text:span><text:span text:style-name="T6_114"><text:s/></text:span><text:span text:style-name="T6_115">to</text:span><text:span text:style-name="T6_116"><text:s/></text:span><text:span text:style-name="T6_117">use</text:span><text:span text:style-name="T6_118"><text:s/></text:span><text:span text:style-name="T6_119">Polymorphism</text:span><text:span text:style-name="T6_120"><text:s/></text:span><text:span text:style-name="T6_121">extensively</text:span><text:span text:style-name="T6_122"><text:s/></text:span><text:span text:style-name="T6_123">to</text:span><text:span text:style-name="T6_124"><text:s/></text:span><text:span text:style-name="T6_125">deal</text:span><text:span text:style-name="T6_126"><text:s/></text:span><text:span text:style-name="T6_127">with</text:span><text:span text:style-name="T6_128"><text:s/></text:span><text:span text:style-name="T6_129">multiple</text:span><text:span text:style-name="T6_130"><text:s/></text:span><text:span text:style-name="T6_131">data</text:span><text:span text:style-name="T6_132"><text:s/></text:span><text:span text:style-name="T6_133">representations</text:span><text:span text:style-name="T6_134">.</text:span></text:p>
      <text:p text:style-name="P7"><text:span text:style-name="T7_1">Eiffel</text:span><text:span text:style-name="T7_2"><text:s/></text:span><text:span text:style-name="T7_3">is</text:span><text:span text:style-name="T7_4"><text:s/></text:span><text:span text:style-name="T7_5">a</text:span><text:span text:style-name="T7_6"><text:s/></text:span><text:span text:style-name="T7_7">compiled</text:span><text:span text:style-name="T7_8"><text:s/></text:span><text:span text:style-name="T7_9">language</text:span><text:span text:style-name="T7_10">,<text:s/></text:span><text:span text:style-name="T7_11">and</text:span><text:span text:style-name="T7_12"><text:s/></text:span><text:span text:style-name="T7_13">actually</text:span><text:span text:style-name="T7_14"><text:s/></text:span><text:span text:style-name="T7_15">leans</text:span><text:span text:style-name="T7_16"><text:s/></text:span><text:span text:style-name="T7_17">heavily</text:span><text:span text:style-name="T7_18"><text:s/></text:span><text:span text:style-name="T7_19">on</text:span><text:span text:style-name="T7_20"><text:s/></text:span><text:span text:style-name="T7_21">the</text:span><text:span text:style-name="T7_22"><text:s/></text:span><text:span text:style-name="T7_23">compiler</text:span><text:span text:style-name="T7_24"><text:s/></text:span><text:span text:style-name="T7_25">for</text:span><text:span text:style-name="T7_26"><text:s/></text:span><text:span text:style-name="T7_27">its</text:span><text:span text:style-name="T7_28"><text:s/></text:span><text:span text:style-name="T7_29">runtime</text:span><text:span text:style-name="T7_30"><text:s/></text:span><text:span text:style-name="T7_31">efficiency</text:span><text:span text:style-name="T7_32">.<text:s/></text:span><text:span text:style-name="T7_33">The</text:span><text:span text:style-name="T7_34"><text:s/></text:span><text:span text:style-name="T7_35">goals</text:span><text:span text:style-name="T7_36"><text:s/></text:span><text:span text:style-name="T7_37">of</text:span><text:span text:style-name="T7_38"><text:s/></text:span><text:span text:style-name="T7_39">the</text:span><text:span text:style-name="T7_40"><text:s/></text:span><text:span text:style-name="T7_41">language</text:span><text:span text:style-name="T7_42"><text:s/></text:span><text:span text:style-name="T7_43">are</text:span><text:span text:style-name="T7_44"><text:s/></text:span><text:span text:style-name="T7_45">long</text:span><text:span text:style-name="T7_46"><text:s/></text:span><text:span text:style-name="T7_47">term</text:span><text:span text:style-name="T7_48"><text:s/></text:span><text:span text:style-name="T7_49">maintainability</text:span><text:span text:style-name="T7_50"><text:s/></text:span><text:span text:style-name="T7_51">and</text:span><text:span text:style-name="T7_52"><text:s/></text:span><text:span text:style-name="T7_53">security</text:span><text:span text:style-name="T7_54"><text:s/></text:span><text:span text:style-name="T7_55">of</text:span><text:span text:style-name="T7_56"><text:s/></text:span><text:span text:style-name="T7_57">the</text:span><text:span text:style-name="T7_58"><text:s/></text:span><text:span text:style-name="T7_59">codebase</text:span><text:span text:style-name="T7_60">,<text:s/></text:span><text:span text:style-name="T7_61">and</text:span><text:span text:style-name="T7_62"><text:s/></text:span><text:span text:style-name="T7_63">discards</text:span><text:span text:style-name="T7_64"><text:s/></text:span><text:span text:style-name="T7_65">optimization</text:span><text:span text:style-name="T7_66"><text:s/></text:span><text:span text:style-name="T7_67">as</text:span><text:span text:style-name="T7_68"><text:s/></text:span><text:span text:style-name="T7_69">part</text:span><text:span text:style-name="T7_70"><text:s/></text:span><text:span text:style-name="T7_71">of</text:span><text:span text:style-name="T7_72"><text:s/></text:span><text:span text:style-name="T7_73">the</text:span><text:span text:style-name="T7_74"><text:s/></text:span><text:span text:style-name="T7_75">coding</text:span><text:span text:style-name="T7_76"><text:s/></text:span><text:span text:style-name="T7_77">practice</text:span><text:span text:style-name="T7_78">.<text:s/></text:span><text:span text:style-name="T7_79">Instead</text:span><text:span text:style-name="T7_80"><text:s/></text:span><text:span text:style-name="T7_81">it</text:span><text:span text:style-name="T7_82"><text:s/></text:span><text:span text:style-name="T7_83">falls</text:span><text:span text:style-name="T7_84"><text:s/></text:span><text:span text:style-name="T7_85">on</text:span><text:span text:style-name="T7_86"><text:s/></text:span><text:span text:style-name="T7_87">the</text:span><text:span text:style-name="T7_88"><text:s/></text:span><text:span text:style-name="T7_89">compiler</text:span><text:span text:style-name="T7_90"><text:s/></text:span><text:span text:style-name="T7_91">to</text:span><text:span text:style-name="T7_92"><text:s/></text:span><text:span text:style-name="T7_93">optimize</text:span><text:span text:style-name="T7_94"><text:s/></text:span><text:span text:style-name="T7_95">code</text:span><text:span text:style-name="T7_96"><text:s/></text:span><text:span text:style-name="T7_97">written</text:span><text:span text:style-name="T7_98"><text:s/></text:span><text:span text:style-name="T7_99">in</text:span><text:span text:style-name="T7_100"><text:s/></text:span><text:span text:style-name="T7_101">Eiffel</text:span><text:span text:style-name="T7_102">.<text:s/></text:span><text:span text:style-name="T7_103">In</text:span><text:span text:style-name="T7_104"><text:s/></text:span><text:span text:style-name="T7_105">terms</text:span><text:span text:style-name="T7_106"><text:s/></text:span><text:span text:style-name="T7_107">of</text:span><text:span text:style-name="T7_108"><text:s/></text:span><text:span text:style-name="T7_109">efficiency</text:span><text:span text:style-name="T7_110"><text:s/></text:span><text:span text:style-name="T7_111">it</text:span><text:span text:style-name="T7_112"><text:s/></text:span><text:span text:style-name="T7_113">focuses</text:span><text:span text:style-name="T7_114"><text:s/></text:span><text:span text:style-name="T7_115">on</text:span><text:span text:style-name="T7_116"><text:s/></text:span><text:span text:style-name="T7_117">the</text:span><text:span text:style-name="T7_118"><text:s/></text:span><text:span text:style-name="T7_119">long</text:span><text:span text:style-name="T7_120"><text:s/></text:span><text:span text:style-name="T7_121">term</text:span><text:span text:style-name="T7_122"><text:s/></text:span><text:span text:style-name="T7_123">maintainability</text:span><text:span text:style-name="T7_124"><text:s/></text:span><text:span text:style-name="T7_125">of</text:span><text:span text:style-name="T7_126"><text:s/></text:span><text:span text:style-name="T7_127">the</text:span><text:span text:style-name="T7_128"><text:s/></text:span><text:span text:style-name="T7_129">code</text:span><text:span text:style-name="T7_130"><text:s/></text:span><text:span text:style-name="T7_131">rather</text:span><text:span text:style-name="T7_132"><text:s/></text:span><text:span text:style-name="T7_133">than</text:span><text:span text:style-name="T7_134"><text:s/></text:span><text:span text:style-name="T7_135">the</text:span><text:span text:style-name="T7_136"><text:s/></text:span><text:span text:style-name="T7_137">short</text:span><text:span text:style-name="T7_138"><text:s/></text:span><text:span text:style-name="T7_139">term</text:span><text:span text:style-name="T7_140"><text:s/></text:span><text:span text:style-name="T7_141">writability</text:span><text:span text:style-name="T7_142"><text:s/></text:span><text:span text:style-name="T7_143">of</text:span><text:span text:style-name="T7_144"><text:s/></text:span><text:span text:style-name="T7_145">a</text:span><text:span text:style-name="T7_146"><text:s/></text:span><text:span text:style-name="T7_147">program</text:span><text:span text:style-name="T7_148">.<text:s/></text:span><text:span text:style-name="T7_149">To</text:span><text:span text:style-name="T7_150"><text:s/></text:span><text:span text:style-name="T7_151">this</text:span><text:span text:style-name="T7_152"><text:s/></text:span><text:span text:style-name="T7_153">end</text:span><text:span text:style-name="T7_154"><text:s/></text:span><text:span text:style-name="T7_155">Eiffel</text:span><text:span text:style-name="T7_156"><text:s/></text:span><text:span text:style-name="T7_157">uses</text:span><text:span text:style-name="T7_158"><text:s/></text:span><text:span text:style-name="T7_159">the</text:span><text:span text:style-name="T7_160"><text:s/></text:span><text:span text:style-name="T7_161">uniform</text:span><text:span text:style-name="T7_162"><text:s/></text:span><text:span text:style-name="T7_163">access</text:span><text:span text:style-name="T7_164"><text:s/></text:span><text:span text:style-name="T7_165">principle</text:span><text:span text:style-name="T7_166"><text:s/></text:span><text:span text:style-name="T7_167">which</text:span><text:span text:style-name="T7_168"><text:s/></text:span><text:span text:style-name="T7_169">simply</text:span><text:span text:style-name="T7_170"><text:s/></text:span><text:span text:style-name="T7_171">states</text:span><text:span text:style-name="T7_172"><text:s/></text:span><text:span text:style-name="T7_173">that</text:span><text:span text:style-name="T7_174"><text:s/></text:span><text:span text:style-name="T7_175">classes</text:span><text:span text:style-name="T7_176"><text:s/></text:span><text:span text:style-name="T7_177">should</text:span><text:span text:style-name="T7_178"><text:s/></text:span><text:span text:style-name="T7_179">have</text:span><text:span text:style-name="T7_180"><text:s/></text:span><text:span text:style-name="T7_181">uniform</text:span><text:span text:style-name="T7_182"><text:s/></text:span><text:span text:style-name="T7_183">access</text:span><text:span text:style-name="T7_184"><text:s/></text:span><text:span text:style-name="T7_185">to</text:span><text:span text:style-name="T7_186"><text:s/></text:span><text:span text:style-name="T7_187">functions</text:span><text:span text:style-name="T7_188"><text:s/></text:span><text:span text:style-name="T7_189">and</text:span><text:span text:style-name="T7_190"><text:s/></text:span><text:span text:style-name="T7_191">to</text:span><text:span text:style-name="T7_192"><text:s/></text:span><text:span text:style-name="T7_193">data</text:span><text:span text:style-name="T7_194"><text:s/></text:span><text:span text:style-name="T7_195">members</text:span><text:span text:style-name="T7_196">.<text:s/></text:span><text:span text:style-name="T7_197">The</text:span><text:span text:style-name="T7_198"><text:s/></text:span><text:span text:style-name="T7_199">goal</text:span><text:span text:style-name="T7_200"><text:s/></text:span><text:span text:style-name="T7_201">being</text:span><text:span text:style-name="T7_202"><text:s/></text:span><text:span text:style-name="T7_203">that</text:span><text:span text:style-name="T7_204"><text:s/></text:span><text:span text:style-name="T7_205">the</text:span><text:span text:style-name="T7_206"><text:s/></text:span><text:span text:style-name="T7_207">person</text:span><text:span text:style-name="T7_208"><text:s/></text:span><text:span text:style-name="T7_209">working</text:span><text:span text:style-name="T7_210"><text:s/></text:span><text:span text:style-name="T7_211">with</text:span><text:span text:style-name="T7_212"><text:s/></text:span><text:span text:style-name="T7_213">that</text:span><text:span text:style-name="T7_214"><text:s/></text:span><text:span text:style-name="T7_215">class</text:span><text:span text:style-name="T7_216"><text:s/></text:span><text:span text:style-name="T7_217">should</text:span><text:span text:style-name="T7_218"><text:s/></text:span><text:span text:style-name="T7_219">not</text:span><text:span text:style-name="T7_220"><text:s/></text:span><text:span text:style-name="T7_221">be</text:span><text:span text:style-name="T7_222"><text:s/></text:span><text:span text:style-name="T7_223">worried</text:span><text:span text:style-name="T7_224"><text:s/></text:span><text:span text:style-name="T7_225">about</text:span><text:span text:style-name="T7_226"><text:s/></text:span><text:span text:style-name="T7_227">whether</text:span><text:span text:style-name="T7_228"><text:s/></text:span><text:span text:style-name="T7_229">their</text:span><text:span text:style-name="T7_230"><text:s/></text:span><text:span text:style-name="T7_231">request</text:span><text:span text:style-name="T7_232"><text:s/></text:span><text:span text:style-name="T7_233">is</text:span><text:span text:style-name="T7_234"><text:s/></text:span><text:span text:style-name="T7_235">being</text:span><text:span text:style-name="T7_236"><text:s/></text:span><text:span text:style-name="T7_237">calculated</text:span><text:span text:style-name="T7_238"><text:s/></text:span><text:span text:style-name="T7_239">or</text:span><text:span text:style-name="T7_240"><text:s/></text:span><text:span text:style-name="T7_241">simply</text:span><text:span text:style-name="T7_242"><text:s/></text:span><text:span text:style-name="T7_243">pulled</text:span><text:span text:style-name="T7_244"><text:s/></text:span><text:span text:style-name="T7_245">from</text:span><text:span text:style-name="T7_246"><text:s/></text:span><text:span text:style-name="T7_247">memory</text:span><text:span text:style-name="T7_248">.<text:s/></text:span><text:span text:style-name="T7_249">Where</text:span><text:span text:style-name="T7_250"><text:s/></text:span><text:span text:style-name="T7_251">Eiffel</text:span><text:span text:style-name="T7_252"><text:s/></text:span><text:span text:style-name="T7_253">focus</text:span><text:span text:style-name="T7_254"><text:s/></text:span><text:span text:style-name="T7_255">most</text:span><text:span text:style-name="T7_256"><text:s/></text:span><text:span text:style-name="T7_257">heavily</text:span><text:span text:style-name="T7_258"><text:s/></text:span><text:span text:style-name="T7_259">is</text:span><text:span text:style-name="T7_260"><text:s/></text:span><text:span text:style-name="T7_261">in</text:span><text:span text:style-name="T7_262"><text:s/></text:span><text:span text:style-name="T7_263">security</text:span><text:span text:style-name="T7_264">.<text:s/></text:span><text:span text:style-name="T7_265">It</text:span><text:span text:style-name="T7_266"><text:s/></text:span><text:span text:style-name="T7_267">includes</text:span><text:span text:style-name="T7_268"><text:s/></text:span><text:span text:style-name="T7_269">garbage</text:span><text:span text:style-name="T7_270"><text:s/></text:span><text:span text:style-name="T7_271">cleanup</text:span><text:span text:style-name="T7_272">,<text:s/></text:span><text:span text:style-name="T7_273">null</text:span><text:span text:style-name="T7_274"><text:s/></text:span><text:span text:style-name="T7_275">safety</text:span><text:span text:style-name="T7_276"><text:s/></text:span><text:span text:style-name="T7_277">checks</text:span><text:span text:style-name="T7_278">,<text:s/></text:span><text:span text:style-name="T7_279">implements</text:span><text:span text:style-name="T7_280"><text:s/></text:span><text:span text:style-name="T7_281">assertions</text:span><text:span text:style-name="T7_282">,<text:s/></text:span><text:span text:style-name="T7_283">post</text:span><text:span text:style-name="T7_284"><text:s/></text:span><text:span text:style-name="T7_285">and</text:span><text:span text:style-name="T7_286"><text:s/></text:span><text:span text:style-name="T7_287">pre</text:span><text:span text:style-name="T7_288">-</text:span><text:span text:style-name="T7_289">condition</text:span><text:span text:style-name="T7_290"><text:s/></text:span><text:span text:style-name="T7_291">checking</text:span><text:span text:style-name="T7_292">,<text:s/></text:span><text:span text:style-name="T7_293">and</text:span><text:span text:style-name="T7_294"><text:s/></text:span><text:span text:style-name="T7_295">allows</text:span><text:span text:style-name="T7_296"><text:s/></text:span><text:span text:style-name="T7_297">the</text:span><text:span text:style-name="T7_298"><text:s/></text:span><text:span text:style-name="T7_299">creator</text:span><text:span text:style-name="T7_300"><text:s/></text:span><text:span text:style-name="T7_301">of</text:span><text:span text:style-name="T7_302"><text:s/></text:span><text:span text:style-name="T7_303">a</text:span><text:span text:style-name="T7_304"><text:s/></text:span><text:span text:style-name="T7_305">class</text:span><text:span text:style-name="T7_306">/</text:span><text:span text:style-name="T7_307">interface</text:span><text:span text:style-name="T7_308"><text:s/></text:span><text:span text:style-name="T7_309">to</text:span><text:span text:style-name="T7_310"><text:s/></text:span><text:span text:style-name="T7_311">specify</text:span><text:span text:style-name="T7_312"><text:s/></text:span><text:span text:style-name="T7_313">requirements</text:span><text:span text:style-name="T7_314"><text:s/></text:span><text:span text:style-name="T7_315">for</text:span><text:span text:style-name="T7_316"><text:s/></text:span><text:span text:style-name="T7_317">a</text:span><text:span text:style-name="T7_318"><text:s/></text:span><text:span text:style-name="T7_319">class</text:span><text:span text:style-name="T7_320"><text:s/></text:span><text:span text:style-name="T7_321">that</text:span><text:span text:style-name="T7_322"><text:s/></text:span><text:span text:style-name="T7_323">must</text:span><text:span text:style-name="T7_324"><text:s/></text:span><text:span text:style-name="T7_325">be</text:span><text:span text:style-name="T7_326"><text:s/></text:span><text:span text:style-name="T7_327">followed</text:span><text:span text:style-name="T7_328"><text:s/></text:span><text:span text:style-name="T7_329">by</text:span><text:span text:style-name="T7_330"><text:s/></text:span><text:span text:style-name="T7_331">its</text:span><text:span text:style-name="T7_332"><text:s/></text:span><text:span text:style-name="T7_333">descendants</text:span><text:span text:style-name="T7_334">.<text:s/></text:span></text:p>
      <text:p text:style-name="P8"><text:span text:style-name="T8_1">Bertrand</text:span><text:span text:style-name="T8_2"><text:s/></text:span><text:span text:style-name="T8_3">Meyer</text:span><text:span text:style-name="T8_4"><text:s/></text:span><text:span text:style-name="T8_5">is</text:span><text:span text:style-name="T8_6"><text:s/></text:span><text:span text:style-name="T8_7">often</text:span><text:span text:style-name="T8_8"><text:s/></text:span><text:span text:style-name="T8_9">credited</text:span><text:span text:style-name="T8_10"><text:s/></text:span><text:span text:style-name="T8_11">with</text:span><text:span text:style-name="T8_12"><text:s/></text:span><text:span text:style-name="T8_13">the</text:span><text:span text:style-name="T8_14"><text:s/></text:span><text:span text:style-name="T8_15">term</text:span><text:span text:style-name="T8_16"><text:s/></text:span><text:span text:style-name="T8_17">open</text:span><text:span text:style-name="T8_18">/</text:span><text:span text:style-name="T8_19">closed</text:span><text:span text:style-name="T8_20"><text:s/></text:span><text:span text:style-name="T8_21">principle</text:span><text:span text:style-name="T8_22">.<text:s/></text:span><text:span text:style-name="T8_23">So</text:span><text:span text:style-name="T8_24"><text:s/></text:span><text:span text:style-name="T8_25">it</text:span><text:span text:style-name="T8_26"><text:s/></text:span><text:span text:style-name="T8_27">is</text:span><text:span text:style-name="T8_28"><text:s/></text:span><text:span text:style-name="T8_29">not</text:span><text:span text:style-name="T8_30"><text:s/></text:span><text:span text:style-name="T8_31">surprising</text:span><text:span text:style-name="T8_32"><text:s/></text:span><text:span text:style-name="T8_33">that</text:span><text:span text:style-name="T8_34"><text:s/></text:span><text:span text:style-name="T8_35">Eiffel</text:span><text:span text:style-name="T8_36"><text:s/></text:span><text:span text:style-name="T8_37">feels</text:span><text:span text:style-name="T8_38"><text:s/></text:span><text:span text:style-name="T8_39">a</text:span><text:span text:style-name="T8_40"><text:s/></text:span><text:span text:style-name="T8_41">lot</text:span><text:span text:style-name="T8_42"><text:s/></text:span><text:span text:style-name="T8_43">like</text:span><text:span text:style-name="T8_44"><text:s/></text:span><text:span text:style-name="T8_45">a</text:span><text:span text:style-name="T8_46"><text:s/></text:span><text:span text:style-name="T8_47">forefather</text:span><text:span text:style-name="T8_48"><text:s/></text:span><text:span text:style-name="T8_49">to</text:span><text:span text:style-name="T8_50"><text:s/></text:span><text:span text:style-name="T8_51">Java</text:span><text:span text:style-name="T8_52">.<text:s/></text:span><text:span text:style-name="T8_53">Like</text:span><text:span text:style-name="T8_54"><text:s/></text:span><text:span text:style-name="T8_55">Java</text:span><text:span text:style-name="T8_56"><text:s/></text:span><text:span text:style-name="T8_57">it</text:span><text:span text:style-name="T8_58"><text:s/></text:span><text:span text:style-name="T8_59">is</text:span><text:span text:style-name="T8_60"><text:s/></text:span><text:span text:style-name="T8_61">almost</text:span><text:span text:style-name="T8_62"><text:s/></text:span><text:span text:style-name="T8_63">exclusively</text:span><text:span text:style-name="T8_64"><text:s/></text:span><text:span text:style-name="T8_65">written</text:span><text:span text:style-name="T8_66"><text:s/></text:span><text:span text:style-name="T8_67">in</text:span><text:span text:style-name="T8_68"><text:s/></text:span><text:span text:style-name="T8_69">classes</text:span><text:span text:style-name="T8_70">,<text:s/></text:span><text:span text:style-name="T8_71">with</text:span><text:span text:style-name="T8_72"><text:s/></text:span><text:span text:style-name="T8_73">even</text:span><text:span text:style-name="T8_74"><text:s/></text:span><text:span text:style-name="T8_75">it</text:span><text:span text:style-name="T8_76">’</text:span><text:span text:style-name="T8_77">s</text:span><text:span text:style-name="T8_78"><text:s/></text:span><text:span text:style-name="T8_79">base</text:span><text:span text:style-name="T8_80"><text:s/></text:span><text:span text:style-name="T8_81">data</text:span><text:span text:style-name="T8_82"><text:s/></text:span><text:span text:style-name="T8_83">types</text:span><text:span text:style-name="T8_84"><text:s/></text:span><text:span text:style-name="T8_85">like</text:span><text:span text:style-name="T8_86"><text:s/></text:span><text:span text:style-name="T8_87">INTEGERS</text:span><text:span text:style-name="T8_88"><text:s/></text:span><text:span text:style-name="T8_89">are</text:span><text:span text:style-name="T8_90"><text:s/></text:span><text:span text:style-name="T8_91">a</text:span><text:span text:style-name="T8_92"><text:s/></text:span><text:span text:style-name="T8_93">class</text:span><text:span text:style-name="T8_94"><text:s/></text:span><text:span text:style-name="T8_95">type</text:span><text:span text:style-name="T8_96">.<text:s/></text:span><text:span text:style-name="T8_97">As</text:span><text:span text:style-name="T8_98"><text:s/></text:span><text:span text:style-name="T8_99">such</text:span><text:span text:style-name="T8_100"><text:s/></text:span><text:span text:style-name="T8_101">all</text:span><text:span text:style-name="T8_102"><text:s/></text:span><text:span text:style-name="T8_103">types</text:span><text:span text:style-name="T8_104"><text:s/></text:span><text:span text:style-name="T8_105">are</text:span><text:span text:style-name="T8_106"><text:s/></text:span><text:span text:style-name="T8_107">defined</text:span><text:span text:style-name="T8_108"><text:s/></text:span><text:span text:style-name="T8_109">and</text:span><text:span text:style-name="T8_110"><text:s/></text:span><text:span text:style-name="T8_111">you</text:span><text:span text:style-name="T8_112"><text:s/></text:span><text:span text:style-name="T8_113">can</text:span><text:span text:style-name="T8_114"><text:s/></text:span><text:span text:style-name="T8_115">actually</text:span><text:span text:style-name="T8_116"><text:s/></text:span><text:span text:style-name="T8_117">see</text:span><text:span text:style-name="T8_118"><text:s/></text:span><text:span text:style-name="T8_119">many</text:span><text:span text:style-name="T8_120"><text:s/></text:span><text:span text:style-name="T8_121">of</text:span><text:span text:style-name="T8_122"><text:s/></text:span><text:span text:style-name="T8_123">their</text:span><text:span text:style-name="T8_124"><text:s/></text:span><text:span text:style-name="T8_125">implementations</text:span><text:span text:style-name="T8_126"><text:s/></text:span><text:span text:style-name="T8_127">inside</text:span><text:span text:style-name="T8_128"><text:s/></text:span><text:span text:style-name="T8_129">of</text:span><text:span text:style-name="T8_130"><text:s/></text:span><text:span text:style-name="T8_131">EiffelStudio</text:span><text:span text:style-name="T8_132">.<text:s/></text:span><text:span text:style-name="T8_133">One</text:span><text:span text:style-name="T8_134"><text:s/></text:span><text:span text:style-name="T8_135">of</text:span><text:span text:style-name="T8_136"><text:s/></text:span><text:span text:style-name="T8_137">the</text:span><text:span text:style-name="T8_138"><text:s/></text:span><text:span text:style-name="T8_139">more</text:span><text:span text:style-name="T8_140"><text:s/></text:span><text:span text:style-name="T8_141">interesting</text:span><text:span text:style-name="T8_142"><text:s/></text:span><text:span text:style-name="T8_143">features</text:span><text:span text:style-name="T8_144"><text:s/></text:span><text:span text:style-name="T8_145">of</text:span><text:span text:style-name="T8_146"><text:s/></text:span><text:span text:style-name="T8_147">Eiffel</text:span><text:span text:style-name="T8_148"><text:s/></text:span><text:span text:style-name="T8_149">is</text:span><text:span text:style-name="T8_150"><text:s/></text:span><text:span text:style-name="T8_151">that</text:span><text:span text:style-name="T8_152"><text:s/></text:span><text:span text:style-name="T8_153">feature</text:span><text:span text:style-name="T8_154"><text:s/></text:span><text:span text:style-name="T8_155">access</text:span><text:span text:style-name="T8_156"><text:s/></text:span><text:span text:style-name="T8_157">can</text:span><text:span text:style-name="T8_158"><text:s/></text:span><text:span text:style-name="T8_159">be</text:span><text:span text:style-name="T8_160"><text:s/></text:span><text:span text:style-name="T8_161">assigned</text:span><text:span text:style-name="T8_162"><text:s/></text:span><text:span text:style-name="T8_163">very</text:span><text:span text:style-name="T8_164"><text:s/></text:span><text:span text:style-name="T8_165">specifically</text:span><text:span text:style-name="T8_166">.<text:s/></text:span><text:span text:style-name="T8_167">It</text:span><text:span text:style-name="T8_168"><text:s/></text:span><text:span text:style-name="T8_169">is</text:span><text:span text:style-name="T8_170"><text:s/></text:span><text:span text:style-name="T8_171">possible</text:span><text:span text:style-name="T8_172"><text:s/></text:span><text:span text:style-name="T8_173">to</text:span><text:span text:style-name="T8_174"><text:s/></text:span><text:span text:style-name="T8_175">designate</text:span><text:span text:style-name="T8_176"><text:s/></text:span><text:span text:style-name="T8_177">specific</text:span><text:span text:style-name="T8_178"><text:s/></text:span><text:span text:style-name="T8_179">classes</text:span><text:span text:style-name="T8_180"><text:s/></text:span><text:span text:style-name="T8_181">that</text:span><text:span text:style-name="T8_182"><text:s/></text:span><text:span text:style-name="T8_183">are</text:span><text:span text:style-name="T8_184"><text:s/></text:span><text:span text:style-name="T8_185">allowed</text:span><text:span text:style-name="T8_186"><text:s/></text:span><text:span text:style-name="T8_187">access</text:span><text:span text:style-name="T8_188"><text:s/></text:span><text:span text:style-name="T8_189">to</text:span><text:span text:style-name="T8_190"><text:s/></text:span><text:span text:style-name="T8_191">the</text:span><text:span text:style-name="T8_192"><text:s/></text:span><text:span text:style-name="T8_193">components</text:span><text:span text:style-name="T8_194"><text:s/></text:span><text:span text:style-name="T8_195">of</text:span><text:span text:style-name="T8_196"><text:s/></text:span><text:span text:style-name="T8_197">the</text:span><text:span text:style-name="T8_198"><text:s/></text:span><text:span text:style-name="T8_199">class</text:span><text:span text:style-name="T8_200">.<text:s/></text:span><text:span text:style-name="T8_201">For</text:span><text:span text:style-name="T8_202"><text:s/></text:span><text:span text:style-name="T8_203">example</text:span><text:span text:style-name="T8_204"><text:s/></text:span><text:span text:style-name="T8_205">it</text:span><text:span text:style-name="T8_206"><text:s/></text:span><text:span text:style-name="T8_207">would</text:span><text:span text:style-name="T8_208"><text:s/></text:span><text:span text:style-name="T8_209">be</text:span><text:span text:style-name="T8_210"><text:s/></text:span><text:span text:style-name="T8_211">possible</text:span><text:span text:style-name="T8_212"><text:s/></text:span><text:span text:style-name="T8_213">to</text:span><text:span text:style-name="T8_214"><text:s/></text:span><text:span text:style-name="T8_215">create</text:span><text:span text:style-name="T8_216"><text:s/></text:span><text:span text:style-name="T8_217">a</text:span><text:span text:style-name="T8_218"><text:s/></text:span><text:span text:style-name="T8_219">class</text:span><text:span text:style-name="T8_220"><text:s/></text:span><text:span text:style-name="T8_221">FOOD</text:span><text:span text:style-name="T8_222"><text:s/></text:span><text:span text:style-name="T8_223">which</text:span><text:span text:style-name="T8_224"><text:s/></text:span><text:span text:style-name="T8_225">only</text:span><text:span text:style-name="T8_226"><text:s text:c="2"/></text:span><text:span text:style-name="T8_227">RABBIT</text:span><text:span text:style-name="T8_228"><text:s/></text:span><text:span text:style-name="T8_229">could</text:span><text:span text:style-name="T8_230"><text:s/></text:span><text:span text:style-name="T8_231">call</text:span><text:span text:style-name="T8_232"><text:s/></text:span><text:span text:style-name="T8_233">a</text:span><text:span text:style-name="T8_234"><text:s/></text:span><text:span text:style-name="T8_235">function</text:span><text:span text:style-name="T8_236"><text:s/></text:span><text:span text:style-name="T8_237">that</text:span><text:span text:style-name="T8_238"><text:s/></text:span><text:span text:style-name="T8_239">affect</text:span><text:span text:style-name="T8_240"><text:s/></text:span><text:span text:style-name="T8_241">the</text:span><text:span text:style-name="T8_242"><text:s/></text:span><text:span text:style-name="T8_243">class</text:span><text:span text:style-name="T8_244">,<text:s/></text:span><text:span text:style-name="T8_245">without</text:span><text:span text:style-name="T8_246"><text:s/></text:span><text:span text:style-name="T8_247">having</text:span><text:span text:style-name="T8_248"><text:s/></text:span><text:span text:style-name="T8_249">RABBIT</text:span><text:span text:style-name="T8_250"><text:s/></text:span><text:span text:style-name="T8_251">inherit</text:span><text:span text:style-name="T8_252"><text:s/></text:span><text:span text:style-name="T8_253">from</text:span><text:span text:style-name="T8_254"><text:s/></text:span><text:span text:style-name="T8_255">or</text:span><text:span text:style-name="T8_256"><text:s/></text:span><text:span text:style-name="T8_257">be</text:span><text:span text:style-name="T8_258"><text:s/></text:span><text:span text:style-name="T8_259">related</text:span><text:span text:style-name="T8_260"><text:s/></text:span><text:span text:style-name="T8_261">to</text:span><text:span text:style-name="T8_262"><text:s/></text:span><text:span text:style-name="T8_263">FOOD</text:span><text:span text:style-name="T8_264">.<text:s/></text:span><text:span text:style-name="T8_265">Access</text:span><text:span text:style-name="T8_266"><text:s/></text:span><text:span text:style-name="T8_267">can</text:span><text:span text:style-name="T8_268"><text:s/></text:span><text:span text:style-name="T8_269">be</text:span><text:span text:style-name="T8_270"><text:s/></text:span><text:span text:style-name="T8_271">explicitly</text:span><text:span text:style-name="T8_272"><text:s/></text:span><text:span text:style-name="T8_273">defined</text:span><text:span text:style-name="T8_274"><text:s/></text:span><text:span text:style-name="T8_275">by</text:span><text:span text:style-name="T8_276"><text:s/></text:span><text:span text:style-name="T8_277">listing</text:span><text:span text:style-name="T8_278"><text:s/></text:span><text:span text:style-name="T8_279">classes</text:span><text:span text:style-name="T8_280">,<text:s/></text:span><text:span text:style-name="T8_281">tagged</text:span><text:span text:style-name="T8_282"><text:s/></text:span><text:span text:style-name="T8_283">as</text:span><text:span text:style-name="T8_284"><text:s/>(</text:span><text:span text:style-name="T8_285">NONE</text:span><text:span text:style-name="T8_286">}<text:s/></text:span><text:span text:style-name="T8_287">effectively</text:span><text:span text:style-name="T8_288"><text:s/></text:span><text:span text:style-name="T8_289">making</text:span><text:span text:style-name="T8_290"><text:s/></text:span><text:span text:style-name="T8_291">access</text:span><text:span text:style-name="T8_292"><text:s/></text:span><text:span text:style-name="T8_293">private</text:span><text:span text:style-name="T8_294">,<text:s/></text:span><text:span text:style-name="T8_295">or</text:span><text:span text:style-name="T8_296"><text:s/></text:span><text:span text:style-name="T8_297">tagged</text:span><text:span text:style-name="T8_298"><text:s/></text:span><text:span text:style-name="T8_299">as</text:span><text:span text:style-name="T8_300"><text:s/>{</text:span><text:span text:style-name="T8_301">ANY</text:span><text:span text:style-name="T8_302">}<text:s/></text:span><text:span text:style-name="T8_303">effectively</text:span><text:span text:style-name="T8_304"><text:s/></text:span><text:span text:style-name="T8_305">making</text:span><text:span text:style-name="T8_306"><text:s/></text:span><text:span text:style-name="T8_307">access</text:span><text:span text:style-name="T8_308"><text:s/></text:span><text:span text:style-name="T8_309">to</text:span><text:span text:style-name="T8_310"><text:s/></text:span><text:span text:style-name="T8_311">that</text:span><text:span text:style-name="T8_312"><text:s/></text:span><text:span text:style-name="T8_313">feature</text:span><text:span text:style-name="T8_314"><text:s/></text:span><text:span text:style-name="T8_315">public</text:span><text:span text:style-name="T8_316">.<text:s/></text:span><text:span text:style-name="T8_317">It</text:span><text:span text:style-name="T8_318"><text:s/></text:span><text:span text:style-name="T8_319">differs</text:span><text:span text:style-name="T8_320"><text:s/></text:span><text:span text:style-name="T8_321">from</text:span><text:span text:style-name="T8_322"><text:s/></text:span><text:span text:style-name="T8_323">java</text:span><text:span text:style-name="T8_324"><text:s/></text:span><text:span text:style-name="T8_325">in</text:span><text:span text:style-name="T8_326"><text:s/></text:span><text:span text:style-name="T8_327">that</text:span><text:span text:style-name="T8_328"><text:s/></text:span><text:span text:style-name="T8_329">operator</text:span><text:span text:style-name="T8_330"><text:s/></text:span><text:span text:style-name="T8_331">overloading</text:span><text:span text:style-name="T8_332"><text:s/></text:span><text:span text:style-name="T8_333">is</text:span><text:span text:style-name="T8_334"><text:s/></text:span><text:span text:style-name="T8_335">allowed</text:span><text:span text:style-name="T8_336">,<text:s/></text:span><text:span text:style-name="T8_337">but</text:span><text:span text:style-name="T8_338"><text:s/></text:span><text:span text:style-name="T8_339">name</text:span><text:span text:style-name="T8_340"><text:s/></text:span><text:span text:style-name="T8_341">overloading</text:span><text:span text:style-name="T8_342"><text:s/></text:span><text:span text:style-name="T8_343">is</text:span><text:span text:style-name="T8_344"><text:s/></text:span><text:span text:style-name="T8_345">not</text:span><text:span text:style-name="T8_346">.<text:s/></text:span><text:span text:style-name="T8_347">If</text:span><text:span text:style-name="T8_348"><text:s/></text:span><text:span text:style-name="T8_349">there</text:span><text:span text:style-name="T8_350"><text:s/></text:span><text:span text:style-name="T8_351">are</text:span><text:span text:style-name="T8_352"><text:s/></text:span><text:span text:style-name="T8_353">multiple</text:span><text:span text:style-name="T8_354"><text:s/></text:span><text:span text:style-name="T8_355">functions</text:span><text:span text:style-name="T8_356"><text:s/></text:span><text:span text:style-name="T8_357">of</text:span><text:span text:style-name="T8_358"><text:s/></text:span><text:span text:style-name="T8_359">the</text:span><text:span text:style-name="T8_360"><text:s/></text:span><text:span text:style-name="T8_361">same</text:span><text:span text:style-name="T8_362"><text:s/></text:span><text:span text:style-name="T8_363">name</text:span><text:span text:style-name="T8_364"><text:s/></text:span><text:span text:style-name="T8_365">in</text:span><text:span text:style-name="T8_366"><text:s/></text:span><text:span text:style-name="T8_367">a</text:span><text:span text:style-name="T8_368"><text:s/></text:span><text:span text:style-name="T8_369">class</text:span><text:span text:style-name="T8_370"><text:s/></text:span><text:span text:style-name="T8_371">due</text:span><text:span text:style-name="T8_372"><text:s/></text:span><text:span text:style-name="T8_373">to</text:span><text:span text:style-name="T8_374"><text:s/></text:span><text:span text:style-name="T8_375">inheritance</text:span><text:span text:style-name="T8_376"><text:s/></text:span><text:span text:style-name="T8_377">then</text:span><text:span text:style-name="T8_378"><text:s/></text:span><text:span text:style-name="T8_379">the</text:span><text:span text:style-name="T8_380"><text:s/></text:span><text:span text:style-name="T8_381">function</text:span><text:span text:style-name="T8_382"><text:s/></text:span><text:span text:style-name="T8_383">must</text:span><text:span text:style-name="T8_384"><text:s/></text:span><text:span text:style-name="T8_385">be</text:span><text:span text:style-name="T8_386"><text:s/></text:span><text:span text:style-name="T8_387">renamed</text:span><text:span text:style-name="T8_388"><text:s/></text:span><text:span text:style-name="T8_389">in</text:span><text:span text:style-name="T8_390"><text:s/></text:span><text:span text:style-name="T8_391">order</text:span><text:span text:style-name="T8_392"><text:s/></text:span><text:span text:style-name="T8_393">to</text:span><text:span text:style-name="T8_394"><text:s/></text:span><text:span text:style-name="T8_395">eliminate</text:span><text:span text:style-name="T8_396"><text:s/></text:span><text:span text:style-name="T8_397">ambiguity</text:span><text:span text:style-name="T8_398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